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RFSE_MinMax_W1G_KI04_2016_10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038829053" calcext:value-type="float">
            <text:p>0.801038829053</text:p>
          </table:table-cell>
          <table:table-cell office:value-type="float" office:value="0.33325058755" calcext:value-type="float">
            <text:p>0.33325058755</text:p>
          </table:table-cell>
          <table:table-cell office:value-type="float" office:value="0.251628" calcext:value-type="float">
            <text:p>0.251628</text:p>
          </table:table-cell>
          <table:table-cell office:value-type="float" office:value="0.625448709771" calcext:value-type="float">
            <text:p>0.625448709771</text:p>
          </table:table-cell>
          <table:table-cell office:value-type="float" office:value="0.470685270488" calcext:value-type="float">
            <text:p>0.4706852704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6878252034" calcext:value-type="float">
            <text:p>0.746878252034</text:p>
          </table:table-cell>
          <table:table-cell office:value-type="float" office:value="0.326249225652" calcext:value-type="float">
            <text:p>0.326249225652</text:p>
          </table:table-cell>
          <table:table-cell office:value-type="float" office:value="0.262398" calcext:value-type="float">
            <text:p>0.262398</text:p>
          </table:table-cell>
          <table:table-cell office:value-type="float" office:value="0.593770168792" calcext:value-type="float">
            <text:p>0.593770168792</text:p>
          </table:table-cell>
          <table:table-cell office:value-type="float" office:value="0.454127690231" calcext:value-type="float">
            <text:p>0.4541276902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6174264932" calcext:value-type="float">
            <text:p>0.76174264932</text:p>
          </table:table-cell>
          <table:table-cell office:value-type="float" office:value="0.265649928392" calcext:value-type="float">
            <text:p>0.265649928392</text:p>
          </table:table-cell>
          <table:table-cell office:value-type="float" office:value="0.162119" calcext:value-type="float">
            <text:p>0.162119</text:p>
          </table:table-cell>
          <table:table-cell office:value-type="float" office:value="0.554602262058" calcext:value-type="float">
            <text:p>0.554602262058</text:p>
          </table:table-cell>
          <table:table-cell office:value-type="float" office:value="0.393923188925" calcext:value-type="float">
            <text:p>0.3939231889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619573272" calcext:value-type="float">
            <text:p>0.7619573272</text:p>
          </table:table-cell>
          <table:table-cell office:value-type="float" office:value="0.252728491836" calcext:value-type="float">
            <text:p>0.252728491836</text:p>
          </table:table-cell>
          <table:table-cell office:value-type="float" office:value="0.161752" calcext:value-type="float">
            <text:p>0.161752</text:p>
          </table:table-cell>
          <table:table-cell office:value-type="float" office:value="0.543097309825" calcext:value-type="float">
            <text:p>0.543097309825</text:p>
          </table:table-cell>
          <table:table-cell office:value-type="float" office:value="0.379562466596" calcext:value-type="float">
            <text:p>0.379562466596</text:p>
          </table:table-cell>
        </table:table-row>
        <table:table-row table:style-name="ro1">
          <table:table-cell table:number-columns-repeated="6"/>
          <table:table-cell table:style-name="ce1" table:formula="of:=AVERAGE([.G1:.G4])" office:value-type="float" office:value="0.76790426440175" calcext:value-type="float">
            <text:p>0.76790426440175</text:p>
          </table:table-cell>
          <table:table-cell table:style-name="ce1" table:formula="of:=AVERAGE([.H1:.H4])" office:value-type="float" office:value="0.2944695583575" calcext:value-type="float">
            <text:p>0.2944695583575</text:p>
          </table:table-cell>
          <table:table-cell table:style-name="ce1" table:formula="of:=AVERAGE([.I1:.I4])" office:value-type="float" office:value="0.20947425" calcext:value-type="float">
            <text:p>0.20947425</text:p>
          </table:table-cell>
          <table:table-cell table:style-name="ce1" table:formula="of:=AVERAGE([.J1:.J4])" office:value-type="float" office:value="0.5792296126115" calcext:value-type="float">
            <text:p>0.5792296126115</text:p>
          </table:table-cell>
          <table:table-cell table:style-name="ce1" table:formula="of:=AVERAGE([.K1:.K4])" office:value-type="float" office:value="0.42457465406" calcext:value-type="float">
            <text:p>0.42457465406</text:p>
          </table:table-cell>
        </table:table-row>
        <table:table-row table:style-name="ro1">
          <table:table-cell table:number-columns-repeated="6"/>
          <table:table-cell table:style-name="ce2" table:formula="of:=STDEV([.G1:.G4])" office:value-type="float" office:value="0.023189970053264" calcext:value-type="float">
            <text:p>0.023189970053264</text:p>
          </table:table-cell>
          <table:table-cell table:style-name="ce2" table:formula="of:=STDEV([.H1:.H4])" office:value-type="float" office:value="0.0411776767366303" calcext:value-type="float">
            <text:p>0.04117767673663</text:p>
          </table:table-cell>
          <table:table-cell table:style-name="ce2" table:formula="of:=STDEV([.I1:.I4])" office:value-type="float" office:value="0.0550690318320258" calcext:value-type="float">
            <text:p>0.055069031832026</text:p>
          </table:table-cell>
          <table:table-cell table:style-name="ce2" table:formula="of:=STDEV([.J1:.J4])" office:value-type="float" office:value="0.0376814827035679" calcext:value-type="float">
            <text:p>0.037681482703568</text:p>
          </table:table-cell>
          <table:table-cell table:style-name="ce2" table:formula="of:=STDEV([.K1:.K4])" office:value-type="float" office:value="0.044591405111714" calcext:value-type="float">
            <text:p>0.0445914051117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97081620671" calcext:value-type="float">
            <text:p>0.697081620671</text:p>
          </table:table-cell>
          <table:table-cell office:value-type="float" office:value="0.448287906604" calcext:value-type="float">
            <text:p>0.448287906604</text:p>
          </table:table-cell>
          <table:table-cell office:value-type="float" office:value="0.317492" calcext:value-type="float">
            <text:p>0.317492</text:p>
          </table:table-cell>
          <table:table-cell office:value-type="float" office:value="0.627437732647" calcext:value-type="float">
            <text:p>0.627437732647</text:p>
          </table:table-cell>
          <table:table-cell office:value-type="float" office:value="0.545663653557" calcext:value-type="float">
            <text:p>0.5456636535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73380267357" calcext:value-type="float">
            <text:p>0.773380267357</text:p>
          </table:table-cell>
          <table:table-cell office:value-type="float" office:value="0.315545114807" calcext:value-type="float">
            <text:p>0.315545114807</text:p>
          </table:table-cell>
          <table:table-cell office:value-type="float" office:value="0.24453" calcext:value-type="float">
            <text:p>0.24453</text:p>
          </table:table-cell>
          <table:table-cell office:value-type="float" office:value="0.599432780524" calcext:value-type="float">
            <text:p>0.599432780524</text:p>
          </table:table-cell>
          <table:table-cell office:value-type="float" office:value="0.448215037044" calcext:value-type="float">
            <text:p>0.4482150370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62772715142" calcext:value-type="float">
            <text:p>0.662772715142</text:p>
          </table:table-cell>
          <table:table-cell office:value-type="float" office:value="0.395710312661" calcext:value-type="float">
            <text:p>0.395710312661</text:p>
          </table:table-cell>
          <table:table-cell office:value-type="float" office:value="0.221211" calcext:value-type="float">
            <text:p>0.221211</text:p>
          </table:table-cell>
          <table:table-cell office:value-type="float" office:value="0.583951654932" calcext:value-type="float">
            <text:p>0.583951654932</text:p>
          </table:table-cell>
          <table:table-cell office:value-type="float" office:value="0.495550691779" calcext:value-type="float">
            <text:p>0.4955506917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81049058291" calcext:value-type="float">
            <text:p>0.581049058291</text:p>
          </table:table-cell>
          <table:table-cell office:value-type="float" office:value="0.262868850042" calcext:value-type="float">
            <text:p>0.262868850042</text:p>
          </table:table-cell>
          <table:table-cell office:value-type="float" office:value="0.140383" calcext:value-type="float">
            <text:p>0.140383</text:p>
          </table:table-cell>
          <table:table-cell office:value-type="float" office:value="0.467802172824" calcext:value-type="float">
            <text:p>0.467802172824</text:p>
          </table:table-cell>
          <table:table-cell office:value-type="float" office:value="0.361977619536" calcext:value-type="float">
            <text:p>0.361977619536</text:p>
          </table:table-cell>
        </table:table-row>
        <table:table-row table:style-name="ro1">
          <table:table-cell table:number-columns-repeated="6"/>
          <table:table-cell table:style-name="ce1" table:formula="of:=AVERAGE([.G8:.G11])" office:value-type="float" office:value="0.67857091536525" calcext:value-type="float">
            <text:p>0.67857091536525</text:p>
          </table:table-cell>
          <table:table-cell table:style-name="ce1" table:formula="of:=AVERAGE([.H8:.H11])" office:value-type="float" office:value="0.3556030460285" calcext:value-type="float">
            <text:p>0.3556030460285</text:p>
          </table:table-cell>
          <table:table-cell table:style-name="ce1" table:formula="of:=AVERAGE([.I8:.I11])" office:value-type="float" office:value="0.230904" calcext:value-type="float">
            <text:p>0.230904</text:p>
          </table:table-cell>
          <table:table-cell table:style-name="ce1" table:formula="of:=AVERAGE([.J8:.J11])" office:value-type="float" office:value="0.56965608523175" calcext:value-type="float">
            <text:p>0.56965608523175</text:p>
          </table:table-cell>
          <table:table-cell table:style-name="ce1" table:formula="of:=AVERAGE([.K8:.K11])" office:value-type="float" office:value="0.462851750479" calcext:value-type="float">
            <text:p>0.462851750479</text:p>
          </table:table-cell>
        </table:table-row>
        <table:table-row table:style-name="ro1">
          <table:table-cell table:number-columns-repeated="6"/>
          <table:table-cell table:style-name="ce2" table:formula="of:=STDEV([.G8:.G11])" office:value-type="float" office:value="0.0797737533560093" calcext:value-type="float">
            <text:p>0.079773753356009</text:p>
          </table:table-cell>
          <table:table-cell table:style-name="ce2" table:formula="of:=STDEV([.H8:.H11])" office:value-type="float" office:value="0.0824688732707465" calcext:value-type="float">
            <text:p>0.082468873270747</text:p>
          </table:table-cell>
          <table:table-cell table:style-name="ce2" table:formula="of:=STDEV([.I8:.I11])" office:value-type="float" office:value="0.0729638159409626" calcext:value-type="float">
            <text:p>0.072963815940963</text:p>
          </table:table-cell>
          <table:table-cell table:style-name="ce2" table:formula="of:=STDEV([.J8:.J11])" office:value-type="float" office:value="0.0702470714605909" calcext:value-type="float">
            <text:p>0.070247071460591</text:p>
          </table:table-cell>
          <table:table-cell table:style-name="ce2" table:formula="of:=STDEV([.K8:.K11])" office:value-type="float" office:value="0.0781384577256397" calcext:value-type="float">
            <text:p>0.078138457725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70735534013" calcext:value-type="float">
            <text:p>0.570735534013</text:p>
          </table:table-cell>
          <table:table-cell office:value-type="float" office:value="0.39706462343" calcext:value-type="float">
            <text:p>0.39706462343</text:p>
          </table:table-cell>
          <table:table-cell office:value-type="float" office:value="0.186057" calcext:value-type="float">
            <text:p>0.186057</text:p>
          </table:table-cell>
          <table:table-cell office:value-type="float" office:value="0.524825189371" calcext:value-type="float">
            <text:p>0.524825189371</text:p>
          </table:table-cell>
          <table:table-cell office:value-type="float" office:value="0.468317530532" calcext:value-type="float">
            <text:p>0.4683175305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9171166505" calcext:value-type="float">
            <text:p>0.439171166505</text:p>
          </table:table-cell>
          <table:table-cell office:value-type="float" office:value="0.388961561678" calcext:value-type="float">
            <text:p>0.388961561678</text:p>
          </table:table-cell>
          <table:table-cell office:value-type="float" office:value="0.17414" calcext:value-type="float">
            <text:p>0.17414</text:p>
          </table:table-cell>
          <table:table-cell office:value-type="float" office:value="0.428118325274" calcext:value-type="float">
            <text:p>0.428118325274</text:p>
          </table:table-cell>
          <table:table-cell office:value-type="float" office:value="0.412544262422" calcext:value-type="float">
            <text:p>0.4125442624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83725036644" calcext:value-type="float">
            <text:p>0.483725036644</text:p>
          </table:table-cell>
          <table:table-cell office:value-type="float" office:value="0.451787558482" calcext:value-type="float">
            <text:p>0.451787558482</text:p>
          </table:table-cell>
          <table:table-cell office:value-type="float" office:value="0.222665" calcext:value-type="float">
            <text:p>0.222665</text:p>
          </table:table-cell>
          <table:table-cell office:value-type="float" office:value="0.4769813444" calcext:value-type="float">
            <text:p>0.4769813444</text:p>
          </table:table-cell>
          <table:table-cell office:value-type="float" office:value="0.467211140546" calcext:value-type="float">
            <text:p>0.4672111405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88165907351" calcext:value-type="float">
            <text:p>0.588165907351</text:p>
          </table:table-cell>
          <table:table-cell office:value-type="float" office:value="0.381745717013" calcext:value-type="float">
            <text:p>0.381745717013</text:p>
          </table:table-cell>
          <table:table-cell office:value-type="float" office:value="0.205856" calcext:value-type="float">
            <text:p>0.205856</text:p>
          </table:table-cell>
          <table:table-cell office:value-type="float" office:value="0.530766011912" calcext:value-type="float">
            <text:p>0.530766011912</text:p>
          </table:table-cell>
          <table:table-cell office:value-type="float" office:value="0.462990256812" calcext:value-type="float">
            <text:p>0.462990256812</text:p>
          </table:table-cell>
        </table:table-row>
        <table:table-row table:style-name="ro1">
          <table:table-cell table:number-columns-repeated="6"/>
          <table:table-cell table:style-name="ce1" table:formula="of:=AVERAGE([.G15:.G18])" office:value-type="float" office:value="0.52044941112825" calcext:value-type="float">
            <text:p>0.52044941112825</text:p>
          </table:table-cell>
          <table:table-cell table:style-name="ce1" table:formula="of:=AVERAGE([.H15:.H18])" office:value-type="float" office:value="0.40488986515075" calcext:value-type="float">
            <text:p>0.40488986515075</text:p>
          </table:table-cell>
          <table:table-cell table:style-name="ce1" table:formula="of:=AVERAGE([.I15:.I18])" office:value-type="float" office:value="0.1971795" calcext:value-type="float">
            <text:p>0.1971795</text:p>
          </table:table-cell>
          <table:table-cell table:style-name="ce1" table:formula="of:=AVERAGE([.J15:.J18])" office:value-type="float" office:value="0.49017271773925" calcext:value-type="float">
            <text:p>0.49017271773925</text:p>
          </table:table-cell>
          <table:table-cell table:style-name="ce1" table:formula="of:=AVERAGE([.K15:.K18])" office:value-type="float" office:value="0.452765797578" calcext:value-type="float">
            <text:p>0.452765797578</text:p>
          </table:table-cell>
        </table:table-row>
        <table:table-row table:style-name="ro1">
          <table:table-cell table:number-columns-repeated="6"/>
          <table:table-cell table:style-name="ce2" table:formula="of:=STDEV([.G15:.G18])" office:value-type="float" office:value="0.0708732454121727" calcext:value-type="float">
            <text:p>0.070873245412173</text:p>
          </table:table-cell>
          <table:table-cell table:style-name="ce2" table:formula="of:=STDEV([.H15:.H18])" office:value-type="float" office:value="0.031885161085382" calcext:value-type="float">
            <text:p>0.031885161085382</text:p>
          </table:table-cell>
          <table:table-cell table:style-name="ce2" table:formula="of:=STDEV([.I15:.I18])" office:value-type="float" office:value="0.0214423329654215" calcext:value-type="float">
            <text:p>0.021442332965422</text:p>
          </table:table-cell>
          <table:table-cell table:style-name="ce2" table:formula="of:=STDEV([.J15:.J18])" office:value-type="float" office:value="0.0478656776016365" calcext:value-type="float">
            <text:p>0.047865677601637</text:p>
          </table:table-cell>
          <table:table-cell table:style-name="ce2" table:formula="of:=STDEV([.K15:.K18])" office:value-type="float" office:value="0.0269124245672809" calcext:value-type="float">
            <text:p>0.0269124245672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91927469773" calcext:value-type="float">
            <text:p>0.591927469773</text:p>
          </table:table-cell>
          <table:table-cell office:value-type="float" office:value="0.583207270489" calcext:value-type="float">
            <text:p>0.583207270489</text:p>
          </table:table-cell>
          <table:table-cell office:value-type="float" office:value="0.376986" calcext:value-type="float">
            <text:p>0.376986</text:p>
          </table:table-cell>
          <table:table-cell office:value-type="float" office:value="0.590162630407" calcext:value-type="float">
            <text:p>0.590162630407</text:p>
          </table:table-cell>
          <table:table-cell office:value-type="float" office:value="0.587535015596" calcext:value-type="float">
            <text:p>0.5875350155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40940779933" calcext:value-type="float">
            <text:p>0.540940779933</text:p>
          </table:table-cell>
          <table:table-cell office:value-type="float" office:value="0.386394767601" calcext:value-type="float">
            <text:p>0.386394767601</text:p>
          </table:table-cell>
          <table:table-cell office:value-type="float" office:value="0.173207" calcext:value-type="float">
            <text:p>0.173207</text:p>
          </table:table-cell>
          <table:table-cell office:value-type="float" office:value="0.500873947867" calcext:value-type="float">
            <text:p>0.500873947867</text:p>
          </table:table-cell>
          <table:table-cell office:value-type="float" office:value="0.450789765375" calcext:value-type="float">
            <text:p>0.450789765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0545454189" calcext:value-type="float">
            <text:p>0.470545454189</text:p>
          </table:table-cell>
          <table:table-cell office:value-type="float" office:value="0.41813417144" calcext:value-type="float">
            <text:p>0.41813417144</text:p>
          </table:table-cell>
          <table:table-cell office:value-type="float" office:value="0.247622" calcext:value-type="float">
            <text:p>0.247622</text:p>
          </table:table-cell>
          <table:table-cell office:value-type="float" office:value="0.459037780085" calcext:value-type="float">
            <text:p>0.459037780085</text:p>
          </table:table-cell>
          <table:table-cell office:value-type="float" office:value="0.442794293777" calcext:value-type="float">
            <text:p>0.4427942937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9146820082" calcext:value-type="float">
            <text:p>0.49146820082</text:p>
          </table:table-cell>
          <table:table-cell office:value-type="float" office:value="0.465836423638" calcext:value-type="float">
            <text:p>0.465836423638</text:p>
          </table:table-cell>
          <table:table-cell office:value-type="float" office:value="0.204219" calcext:value-type="float">
            <text:p>0.204219</text:p>
          </table:table-cell>
          <table:table-cell office:value-type="float" office:value="0.486118647108" calcext:value-type="float">
            <text:p>0.486118647108</text:p>
          </table:table-cell>
          <table:table-cell office:value-type="float" office:value="0.478309167537" calcext:value-type="float">
            <text:p>0.478309167537</text:p>
          </table:table-cell>
        </table:table-row>
        <table:table-row table:style-name="ro1">
          <table:table-cell table:number-columns-repeated="6"/>
          <table:table-cell table:style-name="ce1" table:formula="of:=AVERAGE([.G22:.G25])" office:value-type="float" office:value="0.52372047617875" calcext:value-type="float">
            <text:p>0.52372047617875</text:p>
          </table:table-cell>
          <table:table-cell table:style-name="ce1" table:formula="of:=AVERAGE([.H22:.H25])" office:value-type="float" office:value="0.463393158292" calcext:value-type="float">
            <text:p>0.463393158292</text:p>
          </table:table-cell>
          <table:table-cell table:style-name="ce1" table:formula="of:=AVERAGE([.I22:.I25])" office:value-type="float" office:value="0.2505085" calcext:value-type="float">
            <text:p>0.2505085</text:p>
          </table:table-cell>
          <table:table-cell table:style-name="ce1" table:formula="of:=AVERAGE([.J22:.J25])" office:value-type="float" office:value="0.50904825136675" calcext:value-type="float">
            <text:p>0.50904825136675</text:p>
          </table:table-cell>
          <table:table-cell table:style-name="ce1" table:formula="of:=AVERAGE([.K22:.K25])" office:value-type="float" office:value="0.48985706057125" calcext:value-type="float">
            <text:p>0.48985706057125</text:p>
          </table:table-cell>
        </table:table-row>
        <table:table-row table:style-name="ro1">
          <table:table-cell table:number-columns-repeated="6"/>
          <table:table-cell table:style-name="ce2" table:formula="of:=STDEV([.G22:.G25])" office:value-type="float" office:value="0.0542110845552879" calcext:value-type="float">
            <text:p>0.054211084555288</text:p>
          </table:table-cell>
          <table:table-cell table:style-name="ce2" table:formula="of:=STDEV([.H22:.H25])" office:value-type="float" office:value="0.0862912106126297" calcext:value-type="float">
            <text:p>0.08629121061263</text:p>
          </table:table-cell>
          <table:table-cell table:style-name="ce2" table:formula="of:=STDEV([.I22:.I25])" office:value-type="float" office:value="0.0896718640395823" calcext:value-type="float">
            <text:p>0.089671864039582</text:p>
          </table:table-cell>
          <table:table-cell table:style-name="ce2" table:formula="of:=STDEV([.J22:.J25])" office:value-type="float" office:value="0.0567837292249491" calcext:value-type="float">
            <text:p>0.056783729224949</text:p>
          </table:table-cell>
          <table:table-cell table:style-name="ce2" table:formula="of:=STDEV([.K22:.K25])" office:value-type="float" office:value="0.0668717536374127" calcext:value-type="float">
            <text:p>0.0668717536374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27915597346" calcext:value-type="float">
            <text:p>0.427915597346</text:p>
          </table:table-cell>
          <table:table-cell office:value-type="float" office:value="0.42994172403" calcext:value-type="float">
            <text:p>0.42994172403</text:p>
          </table:table-cell>
          <table:table-cell office:value-type="float" office:value="0.213321" calcext:value-type="float">
            <text:p>0.213321</text:p>
          </table:table-cell>
          <table:table-cell office:value-type="float" office:value="0.428319293522" calcext:value-type="float">
            <text:p>0.428319293522</text:p>
          </table:table-cell>
          <table:table-cell office:value-type="float" office:value="0.428926267989" calcext:value-type="float">
            <text:p>0.4289262679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51944327993" calcext:value-type="float">
            <text:p>0.351944327993</text:p>
          </table:table-cell>
          <table:table-cell office:value-type="float" office:value="0.495485396956" calcext:value-type="float">
            <text:p>0.495485396956</text:p>
          </table:table-cell>
          <table:table-cell office:value-type="float" office:value="0.212674" calcext:value-type="float">
            <text:p>0.212674</text:p>
          </table:table-cell>
          <table:table-cell office:value-type="float" office:value="0.373589972586" calcext:value-type="float">
            <text:p>0.373589972586</text:p>
          </table:table-cell>
          <table:table-cell office:value-type="float" office:value="0.411558079515" calcext:value-type="float">
            <text:p>0.4115580795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64759016806" calcext:value-type="float">
            <text:p>0.364759016806</text:p>
          </table:table-cell>
          <table:table-cell office:value-type="float" office:value="0.495994557519" calcext:value-type="float">
            <text:p>0.495994557519</text:p>
          </table:table-cell>
          <table:table-cell office:value-type="float" office:value="0.150694" calcext:value-type="float">
            <text:p>0.150694</text:p>
          </table:table-cell>
          <table:table-cell office:value-type="float" office:value="0.385139903116" calcext:value-type="float">
            <text:p>0.385139903116</text:p>
          </table:table-cell>
          <table:table-cell office:value-type="float" office:value="0.420372316859" calcext:value-type="float">
            <text:p>0.4203723168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49758015228" calcext:value-type="float">
            <text:p>0.349758015228</text:p>
          </table:table-cell>
          <table:table-cell office:value-type="float" office:value="0.44415571842" calcext:value-type="float">
            <text:p>0.44415571842</text:p>
          </table:table-cell>
          <table:table-cell office:value-type="float" office:value="0.158403" calcext:value-type="float">
            <text:p>0.158403</text:p>
          </table:table-cell>
          <table:table-cell office:value-type="float" office:value="0.365285032746" calcext:value-type="float">
            <text:p>0.365285032746</text:p>
          </table:table-cell>
          <table:table-cell office:value-type="float" office:value="0.391344842501" calcext:value-type="float">
            <text:p>0.391344842501</text:p>
          </table:table-cell>
        </table:table-row>
        <table:table-row table:style-name="ro1">
          <table:table-cell table:number-columns-repeated="6"/>
          <table:table-cell table:style-name="ce1" table:formula="of:=AVERAGE([.G29:.G32])" office:value-type="float" office:value="0.37359423934325" calcext:value-type="float">
            <text:p>0.37359423934325</text:p>
          </table:table-cell>
          <table:table-cell table:style-name="ce1" table:formula="of:=AVERAGE([.H29:.H32])" office:value-type="float" office:value="0.46639434923125" calcext:value-type="float">
            <text:p>0.46639434923125</text:p>
          </table:table-cell>
          <table:table-cell table:style-name="ce1" table:formula="of:=AVERAGE([.I29:.I32])" office:value-type="float" office:value="0.183773" calcext:value-type="float">
            <text:p>0.183773</text:p>
          </table:table-cell>
          <table:table-cell table:style-name="ce1" table:formula="of:=AVERAGE([.J29:.J32])" office:value-type="float" office:value="0.3880835504925" calcext:value-type="float">
            <text:p>0.3880835504925</text:p>
          </table:table-cell>
          <table:table-cell table:style-name="ce1" table:formula="of:=AVERAGE([.K29:.K32])" office:value-type="float" office:value="0.413050376716" calcext:value-type="float">
            <text:p>0.413050376716</text:p>
          </table:table-cell>
        </table:table-row>
        <table:table-row table:style-name="ro1">
          <table:table-cell table:number-columns-repeated="6"/>
          <table:table-cell table:style-name="ce2" table:formula="of:=STDEV([.G29:.G32])" office:value-type="float" office:value="0.0368137444174128" calcext:value-type="float">
            <text:p>0.036813744417413</text:p>
          </table:table-cell>
          <table:table-cell table:style-name="ce2" table:formula="of:=STDEV([.H29:.H32])" office:value-type="float" office:value="0.0343793153549425" calcext:value-type="float">
            <text:p>0.034379315354943</text:p>
          </table:table-cell>
          <table:table-cell table:style-name="ce2" table:formula="of:=STDEV([.I29:.I32])" office:value-type="float" office:value="0.0338930142556447" calcext:value-type="float">
            <text:p>0.033893014255645</text:p>
          </table:table-cell>
          <table:table-cell table:style-name="ce2" table:formula="of:=STDEV([.J29:.J32])" office:value-type="float" office:value="0.028032221275896" calcext:value-type="float">
            <text:p>0.028032221275896</text:p>
          </table:table-cell>
          <table:table-cell table:style-name="ce2" table:formula="of:=STDEV([.K29:.K32])" office:value-type="float" office:value="0.0161142990091041" calcext:value-type="float">
            <text:p>0.0161142990091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8570721561" calcext:value-type="float">
            <text:p>0.418570721561</text:p>
          </table:table-cell>
          <table:table-cell office:value-type="float" office:value="0.594173441734" calcext:value-type="float">
            <text:p>0.594173441734</text:p>
          </table:table-cell>
          <table:table-cell office:value-type="float" office:value="0.287076" calcext:value-type="float">
            <text:p>0.287076</text:p>
          </table:table-cell>
          <table:table-cell office:value-type="float" office:value="0.444865963958" calcext:value-type="float">
            <text:p>0.444865963958</text:p>
          </table:table-cell>
          <table:table-cell office:value-type="float" office:value="0.491147942892" calcext:value-type="float">
            <text:p>0.4911479428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2207164186" calcext:value-type="float">
            <text:p>0.362207164186</text:p>
          </table:table-cell>
          <table:table-cell office:value-type="float" office:value="0.719774056998" calcext:value-type="float">
            <text:p>0.719774056998</text:p>
          </table:table-cell>
          <table:table-cell office:value-type="float" office:value="0.348351" calcext:value-type="float">
            <text:p>0.348351</text:p>
          </table:table-cell>
          <table:table-cell office:value-type="float" office:value="0.402164327889" calcext:value-type="float">
            <text:p>0.402164327889</text:p>
          </table:table-cell>
          <table:table-cell office:value-type="float" office:value="0.481907291801" calcext:value-type="float">
            <text:p>0.4819072918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2608332533" calcext:value-type="float">
            <text:p>0.362608332533</text:p>
          </table:table-cell>
          <table:table-cell office:value-type="float" office:value="0.721525703261" calcext:value-type="float">
            <text:p>0.721525703261</text:p>
          </table:table-cell>
          <table:table-cell office:value-type="float" office:value="0.282522" calcext:value-type="float">
            <text:p>0.282522</text:p>
          </table:table-cell>
          <table:table-cell office:value-type="float" office:value="0.402669274699" calcext:value-type="float">
            <text:p>0.402669274699</text:p>
          </table:table-cell>
          <table:table-cell office:value-type="float" office:value="0.482654770538" calcext:value-type="float">
            <text:p>0.4826547705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697696119" calcext:value-type="float">
            <text:p>0.37697696119</text:p>
          </table:table-cell>
          <table:table-cell office:value-type="float" office:value="0.561796820201" calcext:value-type="float">
            <text:p>0.561796820201</text:p>
          </table:table-cell>
          <table:table-cell office:value-type="float" office:value="0.148652" calcext:value-type="float">
            <text:p>0.148652</text:p>
          </table:table-cell>
          <table:table-cell office:value-type="float" office:value="0.403527444465" calcext:value-type="float">
            <text:p>0.403527444465</text:p>
          </table:table-cell>
          <table:table-cell office:value-type="float" office:value="0.451193806823" calcext:value-type="float">
            <text:p>0.451193806823</text:p>
          </table:table-cell>
        </table:table-row>
        <table:table-row table:style-name="ro1">
          <table:table-cell table:number-columns-repeated="6"/>
          <table:table-cell table:style-name="ce1" table:formula="of:=AVERAGE([.G36:.G39])" office:value-type="float" office:value="0.3800907948675" calcext:value-type="float">
            <text:p>0.3800907948675</text:p>
          </table:table-cell>
          <table:table-cell table:style-name="ce1" table:formula="of:=AVERAGE([.H36:.H39])" office:value-type="float" office:value="0.6493175055485" calcext:value-type="float">
            <text:p>0.6493175055485</text:p>
          </table:table-cell>
          <table:table-cell table:style-name="ce1" table:formula="of:=AVERAGE([.I36:.I39])" office:value-type="float" office:value="0.26665025" calcext:value-type="float">
            <text:p>0.26665025</text:p>
          </table:table-cell>
          <table:table-cell table:style-name="ce1" table:formula="of:=AVERAGE([.J36:.J39])" office:value-type="float" office:value="0.41330675275275" calcext:value-type="float">
            <text:p>0.41330675275275</text:p>
          </table:table-cell>
          <table:table-cell table:style-name="ce1" table:formula="of:=AVERAGE([.K36:.K39])" office:value-type="float" office:value="0.4767259530135" calcext:value-type="float">
            <text:p>0.4767259530135</text:p>
          </table:table-cell>
        </table:table-row>
        <table:table-row table:style-name="ro1">
          <table:table-cell table:number-columns-repeated="6"/>
          <table:table-cell table:style-name="ce2" table:formula="of:=STDEV([.G36:.G39])" office:value-type="float" office:value="0.0265572429175028" calcext:value-type="float">
            <text:p>0.026557242917503</text:p>
          </table:table-cell>
          <table:table-cell table:style-name="ce2" table:formula="of:=STDEV([.H36:.H39])" office:value-type="float" office:value="0.0834243921098965" calcext:value-type="float">
            <text:p>0.083424392109897</text:p>
          </table:table-cell>
          <table:table-cell table:style-name="ce2" table:formula="of:=STDEV([.I36:.I39])" office:value-type="float" office:value="0.0841976311320574" calcext:value-type="float">
            <text:p>0.084197631132057</text:p>
          </table:table-cell>
          <table:table-cell table:style-name="ce2" table:formula="of:=STDEV([.J36:.J39])" office:value-type="float" office:value="0.0210469970437017" calcext:value-type="float">
            <text:p>0.021046997043702</text:p>
          </table:table-cell>
          <table:table-cell table:style-name="ce2" table:formula="of:=STDEV([.K36:.K39])" office:value-type="float" office:value="0.0175297977742499" calcext:value-type="float">
            <text:p>0.017529797774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5969326844" calcext:value-type="float">
            <text:p>0.505969326844</text:p>
          </table:table-cell>
          <table:table-cell office:value-type="float" office:value="0.500974025974" calcext:value-type="float">
            <text:p>0.500974025974</text:p>
          </table:table-cell>
          <table:table-cell office:value-type="float" office:value="0.0817667" calcext:value-type="float">
            <text:p>0.0817667</text:p>
          </table:table-cell>
          <table:table-cell office:value-type="float" office:value="0.504962313086" calcext:value-type="float">
            <text:p>0.504962313086</text:p>
          </table:table-cell>
          <table:table-cell office:value-type="float" office:value="0.503459285925" calcext:value-type="float">
            <text:p>0.5034592859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10364228605" calcext:value-type="float">
            <text:p>0.510364228605</text:p>
          </table:table-cell>
          <table:table-cell office:value-type="float" office:value="0.50395" calcext:value-type="float">
            <text:p>0.50395</text:p>
          </table:table-cell>
          <table:table-cell office:value-type="float" office:value="0.086439" calcext:value-type="float">
            <text:p>0.086439</text:p>
          </table:table-cell>
          <table:table-cell office:value-type="float" office:value="0.509068353699" calcext:value-type="float">
            <text:p>0.509068353699</text:p>
          </table:table-cell>
          <table:table-cell office:value-type="float" office:value="0.507136833443" calcext:value-type="float">
            <text:p>0.5071368334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58618794651" calcext:value-type="float">
            <text:p>0.0058618794651</text:p>
          </table:table-cell>
          <table:table-cell office:value-type="float" office:value="0.492307692308" calcext:value-type="float">
            <text:p>0.492307692308</text:p>
          </table:table-cell>
          <table:table-cell office:value-type="float" office:value="0.0549272" calcext:value-type="float">
            <text:p>0.0549272</text:p>
          </table:table-cell>
          <table:table-cell office:value-type="float" office:value="0.0073056024839" calcext:value-type="float">
            <text:p>0.0073056024839</text:p>
          </table:table-cell>
          <table:table-cell office:value-type="float" office:value="0.011585807386" calcext:value-type="float">
            <text:p>0.0115858073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5969326844" calcext:value-type="float">
            <text:p>0.505969326844</text:p>
          </table:table-cell>
          <table:table-cell office:value-type="float" office:value="0.500974025974" calcext:value-type="float">
            <text:p>0.500974025974</text:p>
          </table:table-cell>
          <table:table-cell office:value-type="float" office:value="0.0818071" calcext:value-type="float">
            <text:p>0.0818071</text:p>
          </table:table-cell>
          <table:table-cell office:value-type="float" office:value="0.504962313086" calcext:value-type="float">
            <text:p>0.504962313086</text:p>
          </table:table-cell>
          <table:table-cell office:value-type="float" office:value="0.503459285925" calcext:value-type="float">
            <text:p>0.503459285925</text:p>
          </table:table-cell>
        </table:table-row>
        <table:table-row table:style-name="ro1">
          <table:table-cell table:number-columns-repeated="6"/>
          <table:table-cell table:style-name="ce1" table:formula="of:=AVERAGE([.G43:.G46])" office:value-type="float" office:value="0.382041190439525" calcext:value-type="float">
            <text:p>0.382041190439525</text:p>
          </table:table-cell>
          <table:table-cell table:style-name="ce1" table:formula="of:=AVERAGE([.H43:.H46])" office:value-type="float" office:value="0.499551436064" calcext:value-type="float">
            <text:p>0.499551436064</text:p>
          </table:table-cell>
          <table:table-cell table:style-name="ce1" table:formula="of:=AVERAGE([.I43:.I46])" office:value-type="float" office:value="0.076235" calcext:value-type="float">
            <text:p>0.076235</text:p>
          </table:table-cell>
          <table:table-cell table:style-name="ce1" table:formula="of:=AVERAGE([.J43:.J46])" office:value-type="float" office:value="0.381574645588725" calcext:value-type="float">
            <text:p>0.381574645588725</text:p>
          </table:table-cell>
          <table:table-cell table:style-name="ce1" table:formula="of:=AVERAGE([.K43:.K46])" office:value-type="float" office:value="0.38141030316975" calcext:value-type="float">
            <text:p>0.38141030316975</text:p>
          </table:table-cell>
        </table:table-row>
        <table:table-row table:style-name="ro1">
          <table:table-cell table:number-columns-repeated="6"/>
          <table:table-cell table:style-name="ce2" table:formula="of:=STDEV([.G43:.G46])" office:value-type="float" office:value="0.250794764774296" calcext:value-type="float">
            <text:p>0.250794764774296</text:p>
          </table:table-cell>
          <table:table-cell table:style-name="ce2" table:formula="of:=STDEV([.H43:.H46])" office:value-type="float" office:value="0.00502880742674101" calcext:value-type="float">
            <text:p>0.005028807426741</text:p>
          </table:table-cell>
          <table:table-cell table:style-name="ce2" table:formula="of:=STDEV([.I43:.I46])" office:value-type="float" office:value="0.01437349366183" calcext:value-type="float">
            <text:p>0.01437349366183</text:p>
          </table:table-cell>
          <table:table-cell table:style-name="ce2" table:formula="of:=STDEV([.J43:.J46])" office:value-type="float" office:value="0.249520203066569" calcext:value-type="float">
            <text:p>0.249520203066569</text:p>
          </table:table-cell>
          <table:table-cell table:style-name="ce2" table:formula="of:=STDEV([.K43:.K46])" office:value-type="float" office:value="0.246555758723686" calcext:value-type="float">
            <text:p>0.246555758723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3T12:37:47.730351781</dc:date>
    <dc:creator>Dimitrios Pritsos</dc:creator>
    <meta:editing-duration>PT2M28S</meta:editing-duration>
    <meta:editing-cycles>2</meta:editing-cycles>
    <meta:generator>LibreOffice/5.2.2.2$Linux_X86_64 LibreOffice_project/20m0$Build-2</meta:generator>
    <meta:document-statistic meta:table-count="1" meta:cell-count="378" meta:object-count="0"/>
  </office:meta>
</office:document-meta>
</file>